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ation Technique - ECF Vite &amp; Gourmand</text:h>
      <text:h text:style-name="Heading_20_2" text:outline-level="2">1. Architecture Logicielle</text:h>
      <text:p text:style-name="Text_20_body">L'application est développée en <text:span text:style-name="T1">PHP 8.2</text:span> avec une architecture modulaire pour faciliter la maintenance et l'évolution du système.</text:p>
      <text:list text:style-name="L1">
        <text:list-item>
          <text:p text:style-name="P1"><text:span text:style-name="T1">Frontend</text:span> : Pages dynamiques structurées en PHP et stylisées via un fichier central <text:span text:style-name="Source_20_Text">CSS-Accueil.css</text:span> pour garantir une cohérence visuelle.</text:p>
        </text:list-item>
        <text:list-item>
          <text:p text:style-name="P1"><text:span text:style-name="T1">Backend</text:span> : Logique métier répartie entre les fichiers racines (clients) et le dossier <text:span text:style-name="Source_20_Text">/admin</text:span> (gestion).</text:p>
        </text:list-item>
        <text:list-item>
          <text:p text:style-name="P1"><text:span text:style-name="T1">Modularité</text:span> : Utilisation du dossier <text:span text:style-name="Source_20_Text">/includes</text:span> pour centraliser les composants réutilisables comme <text:span text:style-name="Source_20_Text">header.php</text:span>, <text:span text:style-name="Source_20_Text">footer.php</text:span> et <text:span text:style-name="Source_20_Text">db.php</text:span>.</text:p>
        </text:list-item>
      </text:list>
      <text:h text:style-name="Heading_20_2" text:outline-level="2">2. Base de Données et Persistance</text:h>
      <text:list text:style-name="L2">
        <text:list-item>
          <text:p text:style-name="P2"><text:span text:style-name="T1">Modèle Relationnel (MySQL)</text:span> : La structure gère les relations entre les utilisateurs, les menus et les commandes via des clés étrangères pour assurer l'intégrité des données.</text:p>
        </text:list-item>
        <text:list-item>
          <text:p text:style-name="P2"><text:span text:style-name="T1">Module NoSQL (JSON)</text:span> : Pour répondre aux besoins d'analyse de José, un export des statistiques de ventes est généré au format JSON (<text:span text:style-name="Source_20_Text">stats_ventes.json</text:span>), permettant une manipulation flexible des données de performance.</text:p>
        </text:list-item>
      </text:list>
      <text:h text:style-name="Heading_20_2" text:outline-level="2">3. Sécurité et RGPD</text:h>
      <text:list text:style-name="L3">
        <text:list-item>
          <text:p text:style-name="P3"><text:span text:style-name="T1">Protection SQL</text:span> : Utilisation systématique de <text:span text:style-name="T1">PDO</text:span> avec des requêtes préparées pour bloquer les injections SQL.</text:p>
        </text:list-item>
        <text:list-item>
          <text:p text:style-name="P3"><text:span text:style-name="T1">Gestion des Accès</text:span> : Un système de contrôle de session (<text:span text:style-name="Source_20_Text">session_start()</text:span>) vérifie le rôle de l'utilisateur sur chaque page. Les pages du dossier <text:span text:style-name="Source_20_Text">/admin</text:span> sont strictement réservées aux rôles <text:span text:style-name="Source_20_Text">admin</text:span> et <text:span text:style-name="Source_20_Text">employe</text:span>.</text:p>
        </text:list-item>
        <text:list-item>
          <text:p text:style-name="P3"><text:span text:style-name="T1">Conformité RGPD</text:span> : Mise en place d'une fonctionnalité de suppression définitive de compte (<text:span text:style-name="Source_20_Text">supprimer_compte.php</text:span>) permettant à l'utilisateur d'exercer son droit à l'oubli.</text:p>
        </text:list-item>
      </text:list>
      <text:h text:style-name="Heading_20_2" text:outline-level="2">4. Workflow et Déploiement</text:h>
      <text:list text:style-name="L4">
        <text:list-item>
          <text:p text:style-name="P4"><text:span text:style-name="T1">Gestion de Version</text:span> : Utilisation de Git avec une branche <text:span text:style-name="Source_20_Text">main</text:span> pour la production, <text:span text:style-name="Source_20_Text">development</text:span> pour l'intégration, et des branches <text:span text:style-name="Source_20_Text">feature</text:span> et <text:span text:style-name="Source_20_Text">admin</text:span> pour le développement isolé des modules.</text:p>
        </text:list-item>
        <text:list-item>
          <text:p text:style-name="P4"><text:span text:style-name="T1">Environnement</text:span> : Déploiement configuré pour un serveur local de type WAMP/XAMPP avec une version de PHP supérieure à 8.0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9T23:44:15.150715200</meta:creation-date>
    <meta:generator>LibreOffice/25.2.7.2$Windows_X86_64 LibreOffice_project/5cbfd1ab6520636bb5f7b99185aa69bd7456825d</meta:generator>
    <dc:date>2026-02-19T23:48:13.224553800</dc:date>
    <meta:editing-duration>PT3M58S</meta:editing-duration>
    <meta:editing-cycles>1</meta:editing-cycles>
    <meta:document-statistic meta:table-count="0" meta:image-count="0" meta:object-count="0" meta:page-count="1" meta:paragraph-count="16" meta:word-count="277" meta:character-count="1833" meta:non-whitespace-character-count="1582"/>
  </office:meta>
</office:document-meta>
</file>